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1" svg:font-family="'Courier New', Courier, mono"/>
    <style:font-face style:name="Courier New" svg:font-family="'Courier New', Courier, monospace"/>
    <style:font-face style:name="StarSymbol" svg:font-family="StarSymbol"/>
    <style:font-face style:name="Verdana" svg:font-family="Verdana, Arial, Helvetica,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6pt" style:font-size-asian="16pt" style:font-size-complex="16pt"/>
    </style:style>
    <style:style style:name="P3" style:family="paragraph" style:parent-style-name="Standard">
      <style:paragraph-properties fo:margin-top="0cm" fo:margin-bottom="0.499cm"/>
      <style:text-properties fo:font-size="14pt" style:font-size-asian="14pt" style:font-size-complex="14pt"/>
    </style:style>
    <style:style style:name="P4" style:family="paragraph" style:parent-style-name="Standard">
      <style:paragraph-properties fo:break-before="page"/>
      <style:text-properties fo:font-size="14pt" style:font-size-asian="14pt" style:font-size-complex="14pt"/>
    </style:style>
    <style:style style:name="P5" style:family="paragraph" style:parent-style-name="Text_20_body" style:list-style-name="L2">
      <style:text-properties fo:color="#26536a" style:font-name="Courier New" fo:font-size="14pt" fo:font-weight="normal" style:font-size-asian="14pt" style:font-size-complex="14pt"/>
    </style:style>
    <style:style style:name="P6" style:family="paragraph" style:parent-style-name="Text_20_body" style:list-style-name="L9">
      <style:text-properties fo:color="#26536a" fo:font-size="14pt" style:font-size-asian="14pt" style:font-size-complex="14pt"/>
    </style:style>
    <style:style style:name="P7" style:family="paragraph" style:parent-style-name="Text_20_body" style:list-style-name="L5">
      <style:text-properties fo:font-variant="normal" fo:text-transform="none" fo:color="#3a6a8b" style:font-name="Courier New" fo:font-size="14pt" fo:font-style="normal" fo:font-weight="normal" style:font-size-asian="14pt" style:font-size-complex="14pt"/>
    </style:style>
    <style:style style:name="P8" style:family="paragraph" style:parent-style-name="Text_20_body" style:list-style-name="L8"/>
    <style:style style:name="P9" style:family="paragraph" style:parent-style-name="Text_20_body">
      <style:text-properties fo:font-size="14pt" style:font-size-asian="14pt" style:font-size-complex="14pt"/>
    </style:style>
    <style:style style:name="P10" style:family="paragraph" style:parent-style-name="Text_20_body" style:list-style-name="L1">
      <style:text-properties fo:font-size="14pt" style:font-size-asian="14pt" style:font-size-complex="14pt"/>
    </style:style>
    <style:style style:name="P11" style:family="paragraph" style:parent-style-name="Text_20_body" style:list-style-name="L3">
      <style:text-properties fo:font-size="14pt" style:font-size-asian="14pt" style:font-size-complex="14pt"/>
    </style:style>
    <style:style style:name="P12" style:family="paragraph" style:parent-style-name="Text_20_body" style:list-style-name="L4">
      <style:text-properties fo:font-size="14pt" style:font-size-asian="14pt" style:font-size-complex="14pt"/>
    </style:style>
    <style:style style:name="P13" style:family="paragraph" style:parent-style-name="Text_20_body" style:list-style-name="L6">
      <style:text-properties fo:font-size="14pt" style:font-size-asian="14pt" style:font-size-complex="14pt"/>
    </style:style>
    <style:style style:name="P14" style:family="paragraph" style:parent-style-name="Text_20_body" style:list-style-name="L7">
      <style:text-properties fo:font-size="14pt" style:font-size-asian="14pt" style:font-size-complex="14pt"/>
    </style:style>
    <style:style style:name="P15" style:family="paragraph" style:parent-style-name="Text_20_body">
      <style:text-properties style:font-name="Verdana" fo:font-size="16pt" fo:font-weight="bold" style:font-size-asian="16pt" style:font-size-complex="16pt"/>
    </style:style>
    <style:style style:name="P16" style:family="paragraph" style:parent-style-name="Text_20_body">
      <style:paragraph-properties fo:text-align="start" style:justify-single-word="false"/>
      <style:text-properties style:font-name="Verdana" fo:font-size="16pt" fo:font-weight="bold" style:font-size-asian="16pt" style:font-size-complex="16pt"/>
    </style:style>
    <style:style style:name="P17" style:family="paragraph" style:parent-style-name="Text_20_body">
      <style:text-properties style:font-name="Verdana" fo:font-size="16pt" style:font-size-asian="16pt" style:font-size-complex="16pt"/>
    </style:style>
    <style:style style:name="P18" style:family="paragraph" style:parent-style-name="Text_20_body" style:list-style-name="L14">
      <style:text-properties style:font-name="Verdana" fo:font-size="16pt" style:font-size-asian="16pt" style:font-size-complex="16pt"/>
    </style:style>
    <style:style style:name="P19" style:family="paragraph" style:parent-style-name="Text_20_body">
      <style:paragraph-properties fo:text-align="start" style:justify-single-word="false"/>
      <style:text-properties style:font-name="Verdana" fo:font-size="16pt" style:font-size-asian="16pt" style:font-size-complex="16pt"/>
    </style:style>
    <style:style style:name="P20" style:family="paragraph" style:parent-style-name="Text_20_body">
      <style:text-properties style:font-name="Courier New1" fo:font-size="16pt" fo:font-weight="bold" style:font-size-asian="16pt" style:font-size-complex="16pt"/>
    </style:style>
    <style:style style:name="P21" style:family="paragraph" style:parent-style-name="Text_20_body">
      <style:text-properties style:font-name="Courier New1" fo:font-size="16pt" style:font-size-asian="16pt" style:font-size-complex="16pt"/>
    </style:style>
    <style:style style:name="P22" style:family="paragraph" style:parent-style-name="Text_20_body" style:list-style-name="L13">
      <style:text-properties style:font-name="Courier New1" fo:font-size="16pt" style:font-size-asian="16pt" style:font-size-complex="16pt"/>
    </style:style>
    <style:style style:name="P23" style:family="paragraph" style:parent-style-name="Text_20_body">
      <style:text-properties fo:font-size="16pt" style:font-size-asian="16pt" style:font-size-complex="16pt"/>
    </style:style>
    <style:style style:name="P24" style:family="paragraph" style:parent-style-name="Text_20_body">
      <style:paragraph-properties fo:text-align="start" style:justify-single-word="false"/>
      <style:text-properties fo:font-size="16pt" style:font-size-asian="16pt" style:font-size-complex="16pt"/>
    </style:style>
    <style:style style:name="P25" style:family="paragraph" style:parent-style-name="Text_20_body" style:list-style-name="L10">
      <style:text-properties fo:font-size="16pt" style:font-size-asian="16pt" style:font-size-complex="16pt"/>
    </style:style>
    <style:style style:name="P26" style:family="paragraph" style:parent-style-name="Text_20_body" style:list-style-name="L11">
      <style:text-properties fo:font-size="16pt" style:font-size-asian="16pt" style:font-size-complex="16pt"/>
    </style:style>
    <style:style style:name="P27" style:family="paragraph" style:parent-style-name="Text_20_body" style:list-style-name="L12">
      <style:text-properties fo:font-size="16pt" style:font-size-asian="16pt" style:font-size-complex="16pt"/>
    </style:style>
    <style:style style:name="P28" style:family="paragraph" style:parent-style-name="Text_20_body" style:list-style-name="L15">
      <style:text-properties fo:font-size="16pt" style:font-size-asian="16pt" style:font-size-complex="16pt"/>
    </style:style>
    <style:style style:name="P29" style:family="paragraph" style:parent-style-name="Text_20_body" style:list-style-name="L16">
      <style:text-properties fo:font-size="16pt" style:font-size-asian="16pt" style:font-size-complex="16pt"/>
    </style:style>
    <style:style style:name="P30" style:family="paragraph" style:parent-style-name="Text_20_body">
      <style:paragraph-properties fo:margin-top="0cm" fo:margin-bottom="0cm"/>
    </style:style>
    <style:style style:name="P31" style:family="paragraph" style:parent-style-name="Text_20_body" style:list-style-name="L2">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2" style:family="paragraph" style:parent-style-name="Text_20_body" style:list-style-name="L2">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3" style:family="paragraph" style:parent-style-name="Text_20_body" style:list-style-name="L2">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4" style:family="paragraph" style:parent-style-name="Text_20_body" style:list-style-name="L2">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5" style:family="paragraph" style:parent-style-name="Text_20_body" style:list-style-name="L2">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6" style:family="paragraph" style:parent-style-name="Text_20_body" style:list-style-name="L2">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7" style:family="paragraph" style:parent-style-name="Text_20_body" style:list-style-name="L5">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8" style:family="paragraph" style:parent-style-name="Text_20_body" style:list-style-name="L5">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39" style:family="paragraph" style:parent-style-name="Text_20_body" style:list-style-name="L5">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40" style:family="paragraph" style:parent-style-name="Text_20_body" style:list-style-name="L9">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41" style:family="paragraph" style:parent-style-name="Text_20_body" style:list-style-name="L9">
      <style:paragraph-properties fo:margin-top="0cm" fo:margin-bottom="0cm"/>
      <style:text-properties fo:font-variant="normal" fo:text-transform="none" fo:color="#3a6a8b" style:font-name="Courier New" fo:font-size="14pt" fo:font-style="normal" fo:font-weight="normal" style:font-size-asian="14pt" style:font-size-complex="14pt"/>
    </style:style>
    <style:style style:name="P42" style:family="paragraph" style:parent-style-name="Text_20_body" style:list-style-name="L5">
      <style:paragraph-properties fo:margin-top="0cm" fo:margin-bottom="0cm"/>
      <style:text-properties fo:font-variant="normal" fo:text-transform="none" fo:color="#3a6a8b" fo:font-size="14pt" style:font-size-asian="14pt" style:font-size-complex="14pt"/>
    </style:style>
    <style:style style:name="P43" style:family="paragraph" style:parent-style-name="Text_20_body" style:list-style-name="L9">
      <style:paragraph-properties fo:margin-top="0cm" fo:margin-bottom="0cm"/>
      <style:text-properties fo:font-variant="normal" fo:text-transform="none" fo:color="#3a6a8b" fo:font-size="14pt" style:font-size-asian="14pt" style:font-size-complex="14pt"/>
    </style:style>
    <style:style style:name="P44" style:family="paragraph" style:parent-style-name="Text_20_body" style:list-style-name="L9">
      <style:paragraph-properties fo:margin-top="0cm" fo:margin-bottom="0cm"/>
      <style:text-properties fo:font-variant="normal" fo:text-transform="none" fo:color="#3a6a8b" fo:font-size="14pt" style:font-size-asian="14pt" style:font-size-complex="14pt"/>
    </style:style>
    <style:style style:name="P45" style:family="paragraph" style:parent-style-name="Text_20_body" style:list-style-name="L9">
      <style:paragraph-properties fo:margin-top="0cm" fo:margin-bottom="0cm"/>
      <style:text-properties fo:font-variant="normal" fo:text-transform="none" fo:color="#3a6a8b" fo:font-size="14pt" style:font-size-asian="14pt" style:font-size-complex="14pt"/>
    </style:style>
    <style:style style:name="P46" style:family="paragraph" style:parent-style-name="Text_20_body" style:list-style-name="L9">
      <style:paragraph-properties fo:margin-top="0cm" fo:margin-bottom="0cm"/>
      <style:text-properties fo:font-variant="normal" fo:text-transform="none" fo:color="#3a6a8b" fo:font-size="14pt" style:font-size-asian="14pt" style:font-size-complex="14pt"/>
    </style:style>
    <style:style style:name="P47" style:family="paragraph" style:parent-style-name="Text_20_body" style:list-style-name="L2">
      <style:paragraph-properties fo:margin-top="0cm" fo:margin-bottom="0cm"/>
      <style:text-properties fo:color="#26536a" style:font-name="Courier New" fo:font-size="14pt" fo:font-weight="normal" style:font-size-asian="14pt" style:font-size-complex="14pt"/>
    </style:style>
    <style:style style:name="P48" style:family="paragraph" style:parent-style-name="Text_20_body" style:list-style-name="L2">
      <style:paragraph-properties fo:margin-top="0cm" fo:margin-bottom="0cm"/>
      <style:text-properties fo:color="#26536a" style:font-name="Courier New" fo:font-size="14pt" fo:font-weight="normal" style:font-size-asian="14pt" style:font-size-complex="14pt"/>
    </style:style>
    <style:style style:name="P49" style:family="paragraph" style:parent-style-name="Text_20_body" style:list-style-name="L2">
      <style:paragraph-properties fo:margin-top="0cm" fo:margin-bottom="0cm"/>
      <style:text-properties fo:color="#26536a" style:font-name="Courier New" fo:font-size="14pt" fo:font-weight="normal" style:font-size-asian="14pt" style:font-size-complex="14pt"/>
    </style:style>
    <style:style style:name="P50" style:family="paragraph" style:parent-style-name="Text_20_body" style:list-style-name="L2">
      <style:paragraph-properties fo:margin-top="0cm" fo:margin-bottom="0cm"/>
      <style:text-properties fo:color="#26536a" style:font-name="Courier New" fo:font-size="14pt" fo:font-weight="normal" style:font-size-asian="14pt" style:font-size-complex="14pt"/>
    </style:style>
    <style:style style:name="P51" style:family="paragraph" style:parent-style-name="Text_20_body" style:list-style-name="L2">
      <style:paragraph-properties fo:margin-top="0cm" fo:margin-bottom="0cm"/>
      <style:text-properties fo:color="#26536a" style:font-name="Courier New" fo:font-size="14pt" fo:font-weight="normal" style:font-size-asian="14pt" style:font-size-complex="14pt"/>
    </style:style>
    <style:style style:name="P52" style:family="paragraph" style:parent-style-name="Text_20_body" style:list-style-name="L5">
      <style:paragraph-properties fo:margin-top="0cm" fo:margin-bottom="0cm"/>
      <style:text-properties fo:color="#26536a" style:font-name="Courier New" fo:font-size="14pt" fo:font-weight="normal" style:font-size-asian="14pt" style:font-size-complex="14pt"/>
    </style:style>
    <style:style style:name="P53" style:family="paragraph" style:parent-style-name="Text_20_body" style:list-style-name="L5">
      <style:paragraph-properties fo:margin-top="0cm" fo:margin-bottom="0cm"/>
      <style:text-properties fo:color="#26536a" style:font-name="Courier New" fo:font-size="14pt" fo:font-weight="normal" style:font-size-asian="14pt" style:font-size-complex="14pt"/>
    </style:style>
    <style:style style:name="P54" style:family="paragraph" style:parent-style-name="Text_20_body" style:list-style-name="L5">
      <style:paragraph-properties fo:margin-top="0cm" fo:margin-bottom="0cm"/>
      <style:text-properties fo:color="#26536a" style:font-name="Courier New" fo:font-size="14pt" fo:font-weight="normal" style:font-size-asian="14pt" style:font-size-complex="14pt"/>
    </style:style>
    <style:style style:name="P55" style:family="paragraph" style:parent-style-name="Text_20_body" style:list-style-name="L5">
      <style:paragraph-properties fo:margin-top="0cm" fo:margin-bottom="0cm"/>
      <style:text-properties fo:color="#26536a" style:font-name="Courier New" fo:font-size="14pt" fo:font-weight="normal" style:font-size-asian="14pt" style:font-size-complex="14pt"/>
    </style:style>
    <style:style style:name="P56" style:family="paragraph" style:parent-style-name="Text_20_body" style:list-style-name="L9">
      <style:paragraph-properties fo:margin-top="0cm" fo:margin-bottom="0cm"/>
      <style:text-properties fo:color="#26536a" style:font-name="Courier New" fo:font-size="14pt" fo:font-weight="normal" style:font-size-asian="14pt" style:font-size-complex="14pt"/>
    </style:style>
    <style:style style:name="P57" style:family="paragraph" style:parent-style-name="Text_20_body" style:list-style-name="L9">
      <style:paragraph-properties fo:margin-top="0cm" fo:margin-bottom="0cm"/>
      <style:text-properties fo:color="#26536a" style:font-name="Courier New" fo:font-size="14pt" fo:font-weight="normal" style:font-size-asian="14pt" style:font-size-complex="14pt"/>
    </style:style>
    <style:style style:name="P58" style:family="paragraph" style:parent-style-name="Text_20_body" style:list-style-name="L9">
      <style:paragraph-properties fo:margin-top="0cm" fo:margin-bottom="0cm"/>
      <style:text-properties fo:color="#26536a" fo:font-size="14pt" style:font-size-asian="14pt" style:font-size-complex="14pt"/>
    </style:style>
    <style:style style:name="P59" style:family="paragraph" style:parent-style-name="Text_20_body" style:list-style-name="L8">
      <style:paragraph-properties fo:margin-top="0cm" fo:margin-bottom="0cm"/>
    </style:style>
    <style:style style:name="P60" style:family="paragraph" style:parent-style-name="Text_20_body" style:list-style-name="L8">
      <style:paragraph-properties fo:margin-top="0cm" fo:margin-bottom="0cm"/>
    </style:style>
    <style:style style:name="P61" style:family="paragraph" style:parent-style-name="Text_20_body" style:list-style-name="L9">
      <style:paragraph-properties fo:margin-top="0cm" fo:margin-bottom="0cm"/>
      <style:text-properties fo:color="#ff0000" style:font-name="Courier New" fo:font-size="14pt" fo:font-weight="normal" style:font-size-asian="14pt" style:font-size-complex="14pt"/>
    </style:style>
    <style:style style:name="P62" style:family="paragraph" style:parent-style-name="Text_20_body" style:list-style-name="L9">
      <style:paragraph-properties fo:margin-top="0cm" fo:margin-bottom="0cm"/>
      <style:text-properties fo:color="#ff0000" style:font-name="Courier New" fo:font-size="14pt" fo:font-weight="normal" style:font-size-asian="14pt" style:font-size-complex="14pt"/>
    </style:style>
    <style:style style:name="P63" style:family="paragraph" style:parent-style-name="Text_20_body">
      <style:paragraph-properties fo:margin-top="0cm" fo:margin-bottom="0cm"/>
      <style:text-properties fo:font-size="14pt" style:font-size-asian="14pt" style:font-size-complex="14pt"/>
    </style:style>
    <style:style style:name="P64" style:family="paragraph" style:parent-style-name="Text_20_body" style:list-style-name="L1">
      <style:paragraph-properties fo:margin-top="0cm" fo:margin-bottom="0cm"/>
      <style:text-properties fo:font-size="14pt" style:font-size-asian="14pt" style:font-size-complex="14pt"/>
    </style:style>
    <style:style style:name="P65" style:family="paragraph" style:parent-style-name="Text_20_body" style:list-style-name="L3">
      <style:paragraph-properties fo:margin-top="0cm" fo:margin-bottom="0cm"/>
      <style:text-properties fo:font-size="14pt" style:font-size-asian="14pt" style:font-size-complex="14pt"/>
    </style:style>
    <style:style style:name="P66" style:family="paragraph" style:parent-style-name="Text_20_body" style:list-style-name="L4">
      <style:paragraph-properties fo:margin-top="0cm" fo:margin-bottom="0cm"/>
      <style:text-properties fo:font-size="14pt" style:font-size-asian="14pt" style:font-size-complex="14pt"/>
    </style:style>
    <style:style style:name="P67" style:family="paragraph" style:parent-style-name="Text_20_body" style:list-style-name="L4">
      <style:paragraph-properties fo:margin-top="0cm" fo:margin-bottom="0cm"/>
      <style:text-properties fo:font-size="14pt" style:font-size-asian="14pt" style:font-size-complex="14pt"/>
    </style:style>
    <style:style style:name="P68" style:family="paragraph" style:parent-style-name="Text_20_body" style:list-style-name="L4">
      <style:paragraph-properties fo:margin-top="0cm" fo:margin-bottom="0cm"/>
      <style:text-properties fo:font-size="14pt" style:font-size-asian="14pt" style:font-size-complex="14pt"/>
    </style:style>
    <style:style style:name="P69" style:family="paragraph" style:parent-style-name="Text_20_body" style:list-style-name="L6">
      <style:paragraph-properties fo:margin-top="0cm" fo:margin-bottom="0cm"/>
      <style:text-properties fo:font-size="14pt" style:font-size-asian="14pt" style:font-size-complex="14pt"/>
    </style:style>
    <style:style style:name="P70" style:family="paragraph" style:parent-style-name="Text_20_body" style:list-style-name="L6">
      <style:paragraph-properties fo:margin-top="0cm" fo:margin-bottom="0cm"/>
      <style:text-properties fo:font-size="14pt" style:font-size-asian="14pt" style:font-size-complex="14pt"/>
    </style:style>
    <style:style style:name="P71" style:family="paragraph" style:parent-style-name="Text_20_body" style:list-style-name="L7">
      <style:paragraph-properties fo:margin-top="0cm" fo:margin-bottom="0cm"/>
      <style:text-properties fo:font-size="14pt" style:font-size-asian="14pt" style:font-size-complex="14pt"/>
    </style:style>
    <style:style style:name="P72" style:family="paragraph" style:parent-style-name="Text_20_body" style:list-style-name="L10">
      <style:paragraph-properties fo:margin-top="0cm" fo:margin-bottom="0cm"/>
      <style:text-properties fo:font-size="16pt" style:font-size-asian="16pt" style:font-size-complex="16pt"/>
    </style:style>
    <style:style style:name="P73" style:family="paragraph" style:parent-style-name="Text_20_body" style:list-style-name="L11">
      <style:paragraph-properties fo:margin-top="0cm" fo:margin-bottom="0cm"/>
      <style:text-properties fo:font-size="16pt" style:font-size-asian="16pt" style:font-size-complex="16pt"/>
    </style:style>
    <style:style style:name="P74" style:family="paragraph" style:parent-style-name="Text_20_body" style:list-style-name="L11">
      <style:paragraph-properties fo:margin-top="0cm" fo:margin-bottom="0cm"/>
      <style:text-properties fo:font-size="16pt" style:font-size-asian="16pt" style:font-size-complex="16pt"/>
    </style:style>
    <style:style style:name="P75" style:family="paragraph" style:parent-style-name="Text_20_body" style:list-style-name="L11">
      <style:paragraph-properties fo:margin-top="0cm" fo:margin-bottom="0cm"/>
      <style:text-properties fo:font-size="16pt" style:font-size-asian="16pt" style:font-size-complex="16pt"/>
    </style:style>
    <style:style style:name="P76" style:family="paragraph" style:parent-style-name="Text_20_body" style:list-style-name="L14">
      <style:paragraph-properties fo:margin-top="0cm" fo:margin-bottom="0cm"/>
      <style:text-properties fo:font-size="16pt" style:font-size-asian="16pt" style:font-size-complex="16pt"/>
    </style:style>
    <style:style style:name="P77" style:family="paragraph" style:parent-style-name="Text_20_body" style:list-style-name="L14">
      <style:paragraph-properties fo:margin-top="0cm" fo:margin-bottom="0cm"/>
      <style:text-properties fo:font-size="16pt" style:font-size-asian="16pt" style:font-size-complex="16pt"/>
    </style:style>
    <style:style style:name="P78" style:family="paragraph" style:parent-style-name="Text_20_body" style:list-style-name="L15">
      <style:paragraph-properties fo:margin-top="0cm" fo:margin-bottom="0cm"/>
      <style:text-properties fo:font-size="16pt" style:font-size-asian="16pt" style:font-size-complex="16pt"/>
    </style:style>
    <style:style style:name="P79" style:family="paragraph" style:parent-style-name="Text_20_body" style:list-style-name="L16">
      <style:paragraph-properties fo:margin-top="0cm" fo:margin-bottom="0cm"/>
      <style:text-properties fo:font-size="16pt" style:font-size-asian="16pt" style:font-size-complex="16pt"/>
    </style:style>
    <style:style style:name="P80" style:family="paragraph" style:parent-style-name="Text_20_body" style:list-style-name="L16">
      <style:paragraph-properties fo:margin-top="0cm" fo:margin-bottom="0cm"/>
      <style:text-properties fo:font-size="16pt" style:font-size-asian="16pt" style:font-size-complex="16pt"/>
    </style:style>
    <style:style style:name="T1" style:family="text">
      <style:text-properties fo:color="#000000"/>
    </style:style>
    <style:style style:name="T2" style:family="text">
      <style:text-properties fo:color="#000000" style:font-name="Courier New" fo:font-style="normal" fo:font-weight="normal"/>
    </style:style>
    <style:style style:name="T3" style:family="text">
      <style:text-properties fo:color="#000000" style:font-name="Courier New" fo:font-weight="normal"/>
    </style:style>
    <style:style style:name="T4" style:family="text">
      <style:text-properties fo:color="#800000"/>
    </style:style>
    <style:style style:name="T5" style:family="text">
      <style:text-properties fo:color="#0000ff"/>
    </style:style>
    <style:style style:name="T6" style:family="text">
      <style:text-properties style:font-name="Courier New" fo:font-style="normal" fo:font-weight="normal"/>
    </style:style>
    <style:style style:name="T7" style:family="text">
      <style:text-properties style:font-name="Courier New" fo:font-weight="normal"/>
    </style:style>
    <style:style style:name="T8" style:family="text">
      <style:text-properties fo:font-weight="bold"/>
    </style:style>
    <style:style style:name="T9" style:family="text">
      <style:text-properties fo:font-size="14pt" style:font-size-asian="14pt" style:font-size-complex="14pt"/>
    </style:style>
    <style:style style:name="T10" style:family="text">
      <style:text-properties style:font-name="Verdana"/>
    </style:style>
    <style:style style:name="T11" style:family="text">
      <style:text-properties style:font-name="Verdana" fo:font-size="10pt"/>
    </style:style>
    <style:style style:name="T12" style:family="text">
      <style:text-properties style:font-name="Verdana" fo:font-size="10pt" fo:language="en" fo:country="GB"/>
    </style:style>
    <style:style style:name="T13" style:family="text">
      <style:text-properties style:font-name="Verdana" fo:font-size="10pt" fo:font-weight="bold"/>
    </style:style>
    <style:style style:name="T14" style:family="text">
      <style:text-properties style:font-name="Verdana" fo:language="en" fo:country="GB"/>
    </style:style>
    <style:style style:name="T15" style:family="text">
      <style:text-properties style:font-name="Verdana" fo:font-weight="bold"/>
    </style:style>
    <style:style style:name="T16" style:family="text">
      <style:text-properties style:font-name="Courier New1"/>
    </style:style>
    <style:style style:name="T17" style:family="text">
      <style:text-properties style:font-name="Courier New1" fo:font-size="10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troducción a la iluminación en OpenGL</text:p>
      <text:p text:style-name="P24">Las escenas en Opengl tienen varias fuentes de luz que pueden estar apagadas o encendidas independientemente. La luz puede estar iluminando un toda la escena (luz ambiental) o solamente una dirección determinada.</text:p>
      <text:p text:style-name="P24">Las fuentes de luz sólo hacen su efecto cuando la escena consta de superficies u objetos que absorben o reflejan luz.. Los objetos pueden producir su propia luz, existen dos formas:    </text:p>
      <text:list text:style-name="L10">
        <text:list-item>
          <text:p text:style-name="P72">Reflexión difusa: luz en todas direcciones. </text:p>
        </text:list-item>
        <text:list-item>
          <text:p text:style-name="P25">Reflexión especular: genera un brillo en una dirección. </text:p>
        </text:list-item>
      </text:list>
      <text:p text:style-name="P17">La iluminación  se divide en cuatro tipos: emitida, ambiente, difusa y especular.</text:p>
      <text:p text:style-name="P24">Para iluminar una escena debemos seguir los pasos siguientes:</text:p>
      <text:list text:style-name="L11">
        <text:list-item>
          <text:p text:style-name="P73">Definimos los vectores normales para todos los vértices de los objetos. </text:p>
        </text:list-item>
        <text:list-item>
          <text:p text:style-name="P73"><text:span text:style-name="T10">Colocamos las fuentes de luz.</text:span> </text:p>
        </text:list-item>
        <text:list-item>
          <text:p text:style-name="P73"><text:span text:style-name="T10">Elegimos el tipo de luz a colocar.</text:span> </text:p>
        </text:list-item>
        <text:list-item>
          <text:p text:style-name="P26"><text:span text:style-name="T10">Escogemos el tipo de material de cada objeto.</text:span> </text:p>
        </text:list-item>
      </text:list>
      <text:p text:style-name="P15">DEFINICIÓN DE VECTORES NORMALES</text:p>
      <text:p text:style-name="P24">Lo primero es determinar como vamos a orientar los objetos hacia las fuentes de luz.</text:p>
      <text:p text:style-name="P24">Si no utilizamos primitivas básicas al construir el objeto, deberíamos utilizar las funciones:</text:p>
      <text:p text:style-name="P24">    glNormal: la normal de cada vértice.</text:p>
      <text:p text:style-name="P24">    glVertex: asigna una función a dicho vértice.</text:p>
      <text:p text:style-name="P24">Un ejemplo de construcción de un objeto de esta manera:</text:p>
      <text:list text:style-name="L12">
        <text:list-item>
          <text:p text:style-name="P27"><text:span text:style-name="T16">glBegin (GL_POLIYGON);<text:line-break/>glNormal3vfv(a1);<text:line-break/>glVertex3fv(b1); <text:line-break/>glNormal3vfv(a2);<text:line-break/>glVertex3fv(b2);<text:line-break/>glNormal3vfv(a3);<text:line-break/>glVertex3fv(b3);<text:line-break/>glNormal3vfv(a4);<text:line-break/>glVertex3fv(b4);<text:line-break/></text:span><text:soft-page-break/><text:span text:style-name="T16">glEnd();</text:span> </text:p>
        </text:list-item>
      </text:list>
      <text:p text:style-name="P23"> </text:p>
      <text:p text:style-name="P20">COLOCAMOS LAS FUENTES DE LUZ</text:p>
      <text:p text:style-name="P24">Para definir las fuentes de luz tenemos que definir primero sus propiedades: color, posición, dirección. Usamos glLight:</text:p>
      <text:p text:style-name="P24">    void glLight (GLenum luz, GLenum nombre, TYPOparam);</text:p>
      <text:p text:style-name="P24">Se crea la fuente de luz que indica el parámetro luz, hay 8 fuentes de luz en la definición estandar: LIGHT0,....,LIGHT7.</text:p>
      <text:p text:style-name="P24">El argumento nombre especifica las características de la luz, que son unos parámetros ya definidos en Opengl:</text:p>
      <text:p text:style-name="P24">    <text:span text:style-name="T14">GL_AMBIENT</text:span><text:span text:style-name="T10">, </text:span><text:span text:style-name="T14">GL_DIFFUSE</text:span><text:span text:style-name="T10">, </text:span><text:span text:style-name="T14">GL_SPECULAR</text:span><text:span text:style-name="T10">, </text:span><text:span text:style-name="T14">GL_POSITION</text:span><text:span text:style-name="T10">, </text:span><text:span text:style-name="T14">GL_SPOT_DIRECTION</text:span><text:span text:style-name="T10">,</text:span> <text:span text:style-name="T14">GL_SPOT_EXPONENT</text:span><text:span text:style-name="T10">, </text:span><text:span text:style-name="T14">GL_SPOT_CUTOFF</text:span><text:span text:style-name="T10">, </text:span><text:span text:style-name="T14">GL_CONSTANT_ATTENUATION</text:span><text:span text:style-name="T10">, </text:span><text:span text:style-name="T14">GL_LINEAR_ATTENUATION</text:span><text:span text:style-name="T10">, </text:span><text:span text:style-name="T14">GL_QUADRATIC_ATTENUATION</text:span><text:span text:style-name="T10">.</text:span></text:p>
      <text:p text:style-name="P24">    <text:span text:style-name="T10">GL_DIFFUSE Y GL_ESPECULAR sólo se usan con la primera fuente de luz.</text:span></text:p>
      <text:list text:style-name="L13">
        <text:list-item>
          <text:p text:style-name="P22">Un ejemplo de glLight sería:<text:line-break/>glLightfv (GL_LIGHT0, GL_AMBIENT, luz ambiental); </text:p>
        </text:list-item>
      </text:list>
      <text:p text:style-name="P23">Primero se activa la luz de la escena porque sino al activar los objetos primero después no se vería el efecto de luz. La función que hace la función es glEnable.</text:p>
      <text:p text:style-name="P23">    glEnable(nombre de la fuente de luz a activar).</text:p>
      <text:p text:style-name="P23">También existe una función para desactivar la iluminación, que es glDisable.</text:p>
      <text:p text:style-name="P15">Color</text:p>
      <text:p text:style-name="P17">El color lo indicamos utilizando sus componentes: </text:p>
      <text:list text:style-name="L14">
        <text:list-item>
          <text:p text:style-name="P76"><text:span text:style-name="T15">Ambiente:</text:span><text:span text:style-name="T10"> aportación a la luz ambiental de la escena.</text:span> </text:p>
        </text:list-item>
        <text:list-item>
          <text:p text:style-name="P76"><text:span text:style-name="T15">Difusa:</text:span><text:span text:style-name="T10"> color de la fuente de luz.</text:span> </text:p>
        </text:list-item>
        <text:list-item>
          <text:p text:style-name="P18"><text:span text:style-name="T8">Especular:</text:span> color del brillo especular que produce la fuente de luz. </text:p>
        </text:list-item>
      </text:list>
      <text:p text:style-name="P16">Posición </text:p>
      <text:p text:style-name="P19">Puede haber dos tipos de fuentes de luz según la posición:</text:p>
      <text:list text:style-name="L15">
        <text:list-item>
          <text:p text:style-name="P78"><text:soft-page-break/><text:span text:style-name="T15">Direccionales:</text:span> <text:span text:style-name="T10">(x, y, z, 0).Marcamos el vector dirección y la luz se sitúa en el infinito.</text:span> </text:p>
        </text:list-item>
        <text:list-item>
          <text:p text:style-name="P28"><text:span text:style-name="T15">Posicionales</text:span><text:span text:style-name="T10">: (x,y,z,w).Marcamos la posición en coordenadas homogéneas y la luz se sitúa en la escena.</text:span> </text:p>
        </text:list-item>
      </text:list>
      <text:p text:style-name="P19">Las transformaciones que se le hacen a los objetos con la matriz del modelo/vista también las sufren las fuentes de luz.</text:p>
      <text:p text:style-name="P15">Atenuación</text:p>
      <text:p text:style-name="P17">Podemos conseguir este efecto en Opengl en las luces posicionales si definimos los parámetros de atenuación.</text:p>
      <text:p text:style-name="P23"> </text:p>
      <text:p text:style-name="P15">Modelos de iluminación</text:p>
      <text:p text:style-name="P23">Tenemos 3 componentes:</text:p>
      <text:list text:style-name="L16">
        <text:list-item>
          <text:p text:style-name="P79"><text:span text:style-name="T10">La intensidad de la luz global</text:span>. </text:p>
        </text:list-item>
        <text:list-item>
          <text:p text:style-name="P79"><text:span text:style-name="T10">La posición del observador</text:span> . </text:p>
        </text:list-item>
        <text:list-item>
          <text:p text:style-name="P29"><text:span text:style-name="T10">La forma de iluminar los polígonos.</text:span> </text:p>
        </text:list-item>
      </text:list>
      <text:p text:style-name="P23">Para hacer que la luz ambiente no sea la de ninguna fuente de luz, utilizamos:</text:p>
      <text:p text:style-name="P23">        <text:span text:style-name="T16">GLfloat luz_ambiental[] = { 0.2, 0.2, 0.2, 1.0 }; </text:span></text:p>
      <text:p text:style-name="P23">    <text:span text:style-name="T16">glLightModelfv (GL_LIGHT_MODEL_AMBIENT, luz_ambiental);</text:span> </text:p>
      <text:p text:style-name="P23"> </text:p>
      <text:p text:style-name="P23">Por defecto situamos al observador en el infinito y entonces la luz afecta de la misma manera a todos los objetos pero si lo situamos en otra posición distinta (posición local) , la iluminación tendría que variar. Este cambio se puede realizar con: </text:p>
      <text:p text:style-name="P23">     <text:span text:style-name="T16">glLightModeli(GL_LIGHT_MODEL_LOCAL_VIEWER, GL_TRUE); </text:span></text:p>
      <text:p text:style-name="P17">Esta función coloca el punto de vista para la iluminación en (0,0,0).</text:p>
      <text:p text:style-name="P23">Si queremos volver a situar al observador en el infinito utilizamos esta <text:soft-page-break/>función de nuevo pero con GL_FALSE.</text:p>
      <text:p text:style-name="P15">Propiedades del material </text:p>
      <text:p text:style-name="P17">Dependiendo de las propiedades de los materiales la luz tiene un efecto distinto sobre ellos</text:p>
      <text:p text:style-name="P17">Estas propiedades se definen con glMaterial:</text:p>
      <text:p text:style-name="P23">   <text:span text:style-name="T16">void glMaterial(GLenum cara, GLenum nombre, TYPOparam);</text:span></text:p>
      <text:p text:style-name="P23">El argumento cara, determina la cara del objeto en la que aplicamos las propiedades, tiene los siguientes valores:</text:p>
      <text:p text:style-name="P23">    GL_FRONT,GL_BACK,GL_FRONT_AND_BACK.</text:p>
      <text:p text:style-name="P23">El siguiente indica la propiedad que va utilizarse para dicha cara,puede ser: </text:p>
      <text:p text:style-name="P23">    <text:span text:style-name="T14">GL_AMBIENT</text:span><text:span text:style-name="T10">, </text:span><text:span text:style-name="T14">GL_DIFFUSE</text:span><text:span text:style-name="T10">, </text:span><text:span text:style-name="T14">GL_AMBIENT_AND_DIFFUSE</text:span><text:span text:style-name="T10">, </text:span><text:span text:style-name="T14">GL_SPECULAR</text:span><text:span text:style-name="T10">, </text:span><text:span text:style-name="T14">GL_SHININESS</text:span><text:span text:style-name="T10">, </text:span><text:span text:style-name="T14">GL_EMISSION</text:span><text:span text:style-name="T10">, </text:span><text:span text:style-name="T14">GL_COLOR_INDEXES</text:span><text:span text:style-name="T10">.</text:span></text:p>
      <text:p text:style-name="P15">Reflexión ambiente y difusa</text:p>
      <text:p text:style-name="P17">La reflexión difusa determina el color de un objeto.</text:p>
      <text:p text:style-name="P17">La reflexión ambiente determina la forma en que el objeto refleja la luz ambiental que recibe.</text:p>
      <text:p text:style-name="P15">Reflexión especular </text:p>
      <text:p text:style-name="P23">La reflexión especular determina el color de los brillos del objeto, se controla con el parámetro GL_SHININESS.Si su valor es muy alto el brillo estará más concentrado.</text:p>
      <text:p text:style-name="P15">Emisión</text:p>
      <text:p text:style-name="P23">Podemos hacer que parezca que los objetos emiten una luz de un color determinado, asi podemos conseguir el efecto de lámparas, por ejemplo. Si ponemos una fuente de luz en dicho punto también el efecto es aún mejor.</text:p>
      <text:p text:style-name="P15">Cambio de las propiedades del material</text:p>
      <text:p text:style-name="P17">Para realizarlo utilizamos la función glColorMaterial:</text:p>
      <text:p text:style-name="P23">    <text:span text:style-name="T10">void glColorMaterial (Glenum cara, Glenum modo).</text:span></text:p>
      <text:p text:style-name="P17">Cara puede tomar los valores que tenía en la función glMaterial y modo los siguientes:</text:p>
      <text:p text:style-name="P23">    <text:span text:style-name="T16">GL_AMBIENT_AND_DIFFUSE, GL_DIFFUSE, GL_SPECULAR</text:span><text:span text:style-name="T10"> </text:span><text:soft-page-break/><text:span text:style-name="T10">o</text:span><text:span text:style-name="T16"> GL_EMISIÓN.</text:span></text:p>
      <text:p text:style-name="P21">Podemos cambiar el color ahora para la nueva cara utilizando glColor.</text:p>
      <text:p text:style-name="P21">Después de realizar estos cambios debemos llamar a glEnable con el argumento GL_COLOR_MATERIAL para que los cambios tengan el efecto deseado.</text:p>
      <text:p text:style-name="P23">        <text:span text:style-name="T16">glColorMaterial(GL_FRONT, GL_DIFFUSE);<text:line-break/>      glEnable(GL_COLOR_MATERIAL);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1" svg:font-family="'Courier New', Courier, mono"/>
    <style:font-face style:name="Courier New" svg:font-family="'Courier New', Courier, monospace"/>
    <style:font-face style:name="StarSymbol" svg:font-family="StarSymbol"/>
    <style:font-face style:name="Verdana" svg:font-family="Verdana, Arial, Helvetica,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drigo Varela</meta:initial-creator>
    <meta:creation-date>2009-06-05T20:47:02</meta:creation-date>
    <dc:creator>Rodrigo Varela</dc:creator>
    <dc:date>2009-06-05T21:38:10</dc:date>
    <meta:editing-cycles>3</meta:editing-cycles>
    <meta:editing-duration>PT51M9S</meta:editing-duration>
    <meta:user-defined meta:name="Información 1"/>
    <meta:user-defined meta:name="Información 2"/>
    <meta:user-defined meta:name="Información 3"/>
    <meta:user-defined meta:name="Información 4"/>
    <meta:document-statistic meta:table-count="0" meta:image-count="0" meta:object-count="0" meta:page-count="5" meta:paragraph-count="79" meta:word-count="907" meta:character-count="5705"/>
  </office:meta>
</office:document-meta>
</file>